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fo:font-weight="bold" style:font-weight-asian="bold"/>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color="#24292f" fo:font-size="12pt" style:font-size-asian="12pt" style:font-size-complex="12pt"/>
    </style:style>
    <style:style style:name="P5" style:family="paragraph" style:parent-style-name="Standard">
      <style:paragraph-properties fo:margin-left="0in" fo:margin-right="0in" fo:text-indent="0in" style:auto-text-indent="false"/>
      <style:text-properties fo:color="#24292f" fo:font-size="12pt" style:font-size-asian="12pt" style:font-size-complex="12pt" fo:background-color="#ffffff"/>
    </style:style>
    <style:style style:name="P6" style:family="paragraph" style:parent-style-name="Standard">
      <style:paragraph-properties fo:margin-left="0in" fo:margin-right="0in" fo:text-indent="0in" style:auto-text-indent="false"/>
      <style:text-properties fo:color="#24292f" style:font-name="Courier New" fo:font-size="10pt" style:font-name-asian="Courier New1" style:font-size-asian="10pt" style:font-name-complex="Courier New1" style:font-size-complex="10pt"/>
    </style:style>
    <style:style style:name="P7" style:family="paragraph" style:parent-style-name="Standard">
      <loext:graphic-properties draw:fill="solid" draw:fill-color="#ffffff"/>
      <style:paragraph-properties fo:margin-left="0in" fo:margin-right="0in" fo:margin-top="0.0417in" fo:margin-bottom="0.1665in" loext:contextual-spacing="false" fo:line-height="100%" fo:text-indent="0in" style:auto-text-indent="false" fo:background-color="#ffffff"/>
    </style:style>
    <style:style style:name="P8"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ackground-color="#ffffff"/>
      <style:text-properties fo:color="#24292f" fo:font-size="12pt" style:font-size-asian="12pt" style:font-size-complex="12pt"/>
    </style:style>
    <style:style style:name="P9" style:family="paragraph" style:parent-style-name="Standard" style:master-page-name="Standard">
      <style:paragraph-properties fo:margin-left="0in" fo:margin-right="0in" fo:text-indent="0in" style:auto-text-indent="false" style:page-number="1"/>
      <style:text-properties fo:color="#24292f" fo:font-size="12pt" style:font-size-asian="12pt" style:font-size-complex="12pt"/>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2"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3" style:family="paragraph" style:parent-style-name="Standard" style:list-style-name="WWNum1">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14" style:family="paragraph" style:parent-style-name="Standard" style:list-style-name="WWNum2">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15" style:family="paragraph" style:parent-style-name="Standard">
      <loext:graphic-properties draw:fill="solid" draw:fill-color="#ffffff"/>
      <style:paragraph-properties fo:margin-top="0in" fo:margin-bottom="0.1665in" loext:contextual-spacing="false" fo:line-height="100%" fo:background-color="#ffffff"/>
    </style:style>
    <style:style style:name="P16" style:family="paragraph" style:parent-style-name="Standard">
      <loext:graphic-properties draw:fill="solid" draw:fill-color="#ffffff"/>
      <style:paragraph-properties fo:margin-top="0in" fo:margin-bottom="0.1665in" loext:contextual-spacing="false" fo:line-height="145%" fo:background-color="#ffffff"/>
    </style:style>
    <style:style style:name="P17"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style>
    <style:style style:name="P18" style:family="paragraph" style:parent-style-name="Standard">
      <loext:graphic-properties draw:fill="solid" draw:fill-color="#ffffff"/>
      <style:paragraph-properties fo:margin-left="0.5in" fo:margin-right="0in" fo:margin-top="0.0417in" fo:margin-bottom="0.1665in" loext:contextual-spacing="false" fo:line-height="100%" fo:text-indent="0in" style:auto-text-indent="false" fo:background-color="#ffffff"/>
    </style:style>
    <style:style style:name="P19" style:family="paragraph" style:parent-style-name="Standard">
      <loext:graphic-properties draw:fill="solid" draw:fill-color="#ffffff"/>
      <style:paragraph-properties fo:margin-left="0.5in" fo:margin-right="0in" fo:margin-top="0.0417in" fo:margin-bottom="0.1665in" loext:contextual-spacing="false" fo:line-height="100%" fo:text-indent="0in" style:auto-text-indent="false" fo:background-color="#ffffff"/>
      <style:text-properties fo:color="#24292f" fo:font-size="12pt" style:font-size-asian="12pt" style:font-size-complex="12pt"/>
    </style:style>
    <style:style style:name="T1" style:family="text">
      <style:text-properties fo:color="#24292f" fo:font-size="12pt" style:font-size-asian="12pt" style:font-size-complex="12pt"/>
    </style:style>
    <style:style style:name="T2" style:family="text">
      <style:text-properties fo:color="#24292f" fo:font-size="12pt" style:font-size-asian="12pt" style:font-size-complex="12pt" fo:background-color="#ffffff"/>
    </style:style>
    <style:style style:name="T3" style:family="text">
      <style:text-properties fo:color="#24292f" fo:font-size="12pt" style:text-underline-style="none" style:font-size-asian="12pt" style:font-size-complex="12pt"/>
    </style:style>
    <style:style style:name="T4" style:family="text">
      <style:text-properties fo:color="#24292f" fo:font-size="12pt" fo:font-weight="bold" style:font-size-asian="12pt" style:font-weight-asian="bold" style:font-size-complex="12pt"/>
    </style:style>
    <style:style style:name="T5" style:family="text">
      <style:text-properties fo:color="#24292f" style:font-name="Courier New" fo:font-size="10pt" style:font-name-asian="Courier New1" style:font-size-asian="10pt" style:font-name-complex="Courier New1" style:font-size-complex="10pt"/>
    </style:style>
    <style:style style:name="T6" style:family="text">
      <style:text-properties fo:color="#24292f" style:font-name="Courier New" fo:font-size="10pt" style:font-name-asian="Courier New1" style:font-size-asian="10pt" style:font-name-complex="Courier New1" style:font-size-complex="10pt" fo:background-color="#ffffff"/>
    </style:style>
    <style:style style:name="T7" style:family="text">
      <style:text-properties fo:color="#57606a" fo:font-size="12pt" style:font-size-asian="12pt" style:font-size-complex="12pt" fo:background-color="#ffffff"/>
    </style:style>
    <style:style style:name="T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text:span text:style-name="T1">Chapter 5 Day 1</text:span></text:p>
      <text:p text:style-name="P4"/>
      <text:list xml:id="list1767879448" text:style-name="WWNum3">
        <text:list-item>
          <text:p text:style-name="P10"><text:span text:style-name="T1">Describe what an event is, and why it might be useful to a client.</text:span></text:p>
        </text:list-item>
      </text:list>
      <text:p text:style-name="P4"/>
      <text:p text:style-name="P3"><text:span text:style-name="T2">The purpose of this is so that clients (people reading from our contract) can know when something (good or bad) happens, and update their code accordingly.</text:span></text:p>
      <text:p text:style-name="P5"/>
      <text:p text:style-name="P7"><text:span text:style-name="T1">2.Deploy a contract with an event in it, and emit the event somewhere else in the contract indicating that it happened. (Chap5Day1Task2 Screenshot)</text:span></text:p>
      <text:p text:style-name="P7"><text:span text:style-name="T1">3. Using the contract in step 2), add some pre conditions and post conditions to your contract to get used to writing them out. (Chap5Day1Task3 Screenshot)</text:span></text:p>
      <text:p text:style-name="P7"><text:span text:style-name="T1">4. For each of the functions below (numberOne, numberTwo, numberThree), follow the instructions.</text:span></text:p>
      <text:p text:style-name="P3"><text:span text:style-name="T5">pub contract Test {</text:span></text:p>
      <text:p text:style-name="P6"/>
      <text:p text:style-name="P3"><text:span text:style-name="T5"><text:s text:c="2"/>// TODO</text:span></text:p>
      <text:p text:style-name="P3"><text:span text:style-name="T5"><text:s text:c="2"/>// Tell me whether or not this function will log the name.</text:span></text:p>
      <text:p text:style-name="P3"><text:span text:style-name="T5"><text:s text:c="2"/>// name: 'Jacob'</text:span></text:p>
      <text:p text:style-name="P3"><text:span text:style-name="T5"><text:s text:c="2"/>pub fun numberOne(name: String) {</text:span></text:p>
      <text:p text:style-name="P3"><text:span text:style-name="T5"><text:s text:c="4"/>pre {</text:span></text:p>
      <text:p text:style-name="P3"><text:span text:style-name="T5"><text:s text:c="6"/>name.length == 5: "This name is not cool enough."</text:span></text:p>
      <text:p text:style-name="P3"><text:span text:style-name="T5"><text:s text:c="4"/>}</text:span></text:p>
      <text:p text:style-name="P3"><text:span text:style-name="T5"><text:s text:c="4"/>log(name)</text:span></text:p>
      <text:p text:style-name="P3"><text:soft-page-break/><text:span text:style-name="T5"><text:s text:c="2"/>}</text:span></text:p>
      <text:p text:style-name="P6"/>
      <text:p text:style-name="P15"><text:span text:style-name="T1">Yes, this function will log "Jacob". He is still the best!</text:span></text:p>
      <text:p text:style-name="P3"><text:span text:style-name="T5"><text:s text:c="2"/>// TODO</text:span></text:p>
      <text:p text:style-name="P3"><text:span text:style-name="T5"><text:s text:c="2"/>// Tell me whether or not this function will return a value.</text:span></text:p>
      <text:p text:style-name="P3"><text:span text:style-name="T5"><text:s text:c="2"/>// name: 'Jacob'</text:span></text:p>
      <text:p text:style-name="P3"><text:span text:style-name="T5"><text:s text:c="2"/>pub fun numberTwo(name: String): String {</text:span></text:p>
      <text:p text:style-name="P3"><text:span text:style-name="T5"><text:s text:c="4"/>pre {</text:span></text:p>
      <text:p text:style-name="P3"><text:span text:style-name="T5"><text:s text:c="6"/>name.length &gt;= 0: "You must input a valid name."</text:span></text:p>
      <text:p text:style-name="P3"><text:span text:style-name="T5"><text:s text:c="4"/>}</text:span></text:p>
      <text:p text:style-name="P3"><text:span text:style-name="T5"><text:s text:c="4"/>post {</text:span></text:p>
      <text:p text:style-name="P3"><text:span text:style-name="T5"><text:s text:c="6"/>result == "Jacob Tucker"</text:span></text:p>
      <text:p text:style-name="P3"><text:span text:style-name="T5"><text:s text:c="4"/>}</text:span></text:p>
      <text:p text:style-name="P3"><text:span text:style-name="T5"><text:s text:c="4"/>return name.concat(" Tucker")</text:span></text:p>
      <text:p text:style-name="P3"><text:span text:style-name="T5"><text:s text:c="2"/>}</text:span></text:p>
      <text:p text:style-name="P6"/>
      <text:p text:style-name="P15"><text:span text:style-name="T1">Yes, the Pre-condition is met. Length is &gt;= 0 and the Post-condition is also met - result (comes from the return) is original name "Jacob" + " Tucker".</text:span></text:p>
      <text:p text:style-name="P3"><text:span text:style-name="T5"><text:s text:c="2"/>pub resource TestResource {</text:span></text:p>
      <text:p text:style-name="P3"><text:span text:style-name="T5"><text:s text:c="4"/>pub var number: Int</text:span></text:p>
      <text:p text:style-name="P6"/>
      <text:p text:style-name="P3"><text:span text:style-name="T5"><text:s text:c="4"/>// TODO</text:span></text:p>
      <text:p text:style-name="P3"><text:soft-page-break/><text:span text:style-name="T5"><text:s text:c="4"/>// Tell me whether or not this function will log the updated number.</text:span></text:p>
      <text:p text:style-name="P3"><text:span text:style-name="T5"><text:s text:c="4"/>// Also, tell me the value of `self.number` after it's run.</text:span></text:p>
      <text:p text:style-name="P3"><text:span text:style-name="T5"><text:s text:c="4"/>pub fun numberThree(): Int {</text:span></text:p>
      <text:p text:style-name="P3"><text:span text:style-name="T5"><text:s text:c="6"/>post {</text:span></text:p>
      <text:p text:style-name="P3"><text:span text:style-name="T5"><text:s text:c="8"/>before(self.number) == result + 1</text:span></text:p>
      <text:p text:style-name="P3"><text:span text:style-name="T5"><text:s text:c="6"/>}</text:span></text:p>
      <text:p text:style-name="P3"><text:span text:style-name="T5"><text:s text:c="6"/>self.number = self.number + 1</text:span></text:p>
      <text:p text:style-name="P3"><text:span text:style-name="T5"><text:s text:c="6"/>return self.number</text:span></text:p>
      <text:p text:style-name="P3"><text:span text:style-name="T5"><text:s text:c="4"/>}</text:span></text:p>
      <text:p text:style-name="P6"/>
      <text:p text:style-name="P3"><text:span text:style-name="T5"><text:s text:c="4"/>init() {</text:span></text:p>
      <text:p text:style-name="P3"><text:span text:style-name="T5"><text:s text:c="6"/>self.number = 0</text:span></text:p>
      <text:p text:style-name="P3"><text:span text:style-name="T5"><text:s text:c="4"/>}</text:span></text:p>
      <text:p text:style-name="P6"/>
      <text:p text:style-name="P3"><text:span text:style-name="T5"><text:s text:c="2"/>}</text:span></text:p>
      <text:p text:style-name="P6"/>
      <text:p text:style-name="P16"><text:span text:style-name="T5">}</text:span></text:p>
      <text:p text:style-name="P1"><text:span text:style-name="T1">The function will NOT log the number, as the post-condition requires the before value to = returned value +1, which will never happen. Value of self.number will stay at 0.</text:span></text:p>
      <text:p text:style-name="P3"><text:span text:style-name="T1">_____________________________________________________________________</text:span></text:p>
      <text:p text:style-name="P4"/>
      <text:p text:style-name="P4"/>
      <text:p text:style-name="P3"><text:soft-page-break/><text:span text:style-name="T1">Chapter 5 Day 2</text:span></text:p>
      <text:p text:style-name="P4"/>
      <text:list xml:id="list40316081" text:style-name="WWNum1">
        <text:list-item>
          <text:p text:style-name="P11"><text:span text:style-name="T1">Explain why standards can be beneficial to the Flow ecosystem.</text:span></text:p>
        </text:list-item>
      </text:list>
      <text:p text:style-name="P17"><text:span text:style-name="T1">Standards are good because then everyone has a ‘similar footing’ when we develop smart contracts and the Resources there-in. You don’t have to re-invent the wheel for every project that you are writing for.</text:span></text:p>
      <text:p text:style-name="P17"><text:span text:style-name="T1">(The text States - “</text:span><text:span text:style-name="T2">Standardizing is incredibly benefitial so that a client using multiple contracts can have a singular way of interacting with all of those contracts. For example, all NFT contracts have a resource called Collection that has a </text:span><text:span text:style-name="T5">deposit</text:span><text:span text:style-name="T2"> and </text:span><text:span text:style-name="T5">withdraw</text:span><text:span text:style-name="T2"> function. This way, even if the client DApp is interacting with 100 NFT contracts, it only has to import the NonFungibleToken standard to call those functions, since it's all under one generic type.” )</text:span></text:p>
      <text:p text:style-name="P8"/>
      <text:list xml:id="list223843998831786" text:continue-numbering="true" text:style-name="WWNum1">
        <text:list-item>
          <text:p text:style-name="P13"><text:span text:style-name="T1">What is YOUR favourite food?</text:span></text:p>
        </text:list-item>
      </text:list>
      <text:p text:style-name="P18"><text:span text:style-name="T1">Mac and Cheese or Free Food</text:span></text:p>
      <text:list xml:id="list223843929680471" text:continue-numbering="true" text:style-name="WWNum1">
        <text:list-item>
          <text:p text:style-name="P13"><text:span text:style-name="T1">Please fix this code (Hint: There are two things wrong):</text:span></text:p>
        </text:list-item>
      </text:list>
      <text:p text:style-name="P18"><text:span text:style-name="T4">SCREENSHOT - Chap 5 Day 2 Task 3</text:span></text:p>
      <text:p text:style-name="P4"/>
      <text:p text:style-name="P3"><text:span text:style-name="T1">______________________________________________________________________</text:span></text:p>
      <text:p text:style-name="P4"/>
      <text:p text:style-name="P3"><text:span text:style-name="T1">Chapter 5 Day 3</text:span></text:p>
      <text:p text:style-name="P4"/>
      <text:p text:style-name="P3"/>
      <text:list xml:id="list319311211" text:style-name="WWNum2">
        <text:list-item>
          <text:p text:style-name="P12"><text:span text:style-name="T1">What does "force casting" with </text:span><text:span text:style-name="T5">as!</text:span><text:span text:style-name="T1"> do? Why is it useful in our Collection?</text:span></text:p>
        </text:list-item>
      </text:list>
      <text:p text:style-name="P17"><text:span text:style-name="T2">So, we have to use </text:span><text:span text:style-name="T6">as!</text:span><text:span text:style-name="T2">, which basically "downcasts" our generic type (</text:span><text:span text:style-name="T6">@NonFungibleToken.NFT</text:span><text:span text:style-name="T2">) to be a more specific type (</text:span><text:span text:style-name="T6">@NFT</text:span><text:span text:style-name="T2">).</text:span></text:p>
      <text:p text:style-name="P17"><text:span text:style-name="T2">That way only our “specifically named nft” (ie - Cryptopoops) can be in the Collection.</text:span></text:p>
      <text:list xml:id="list223843928395663" text:continue-numbering="true" text:style-name="WWNum2">
        <text:list-item>
          <text:p text:style-name="P14"><text:span text:style-name="T1">What does </text:span><text:span text:style-name="T5">auth</text:span><text:span text:style-name="T1"> do? When do we use it?</text:span></text:p>
        </text:list-item>
      </text:list>
      <text:p text:style-name="P18"><text:span text:style-name="T2">an </text:span><text:span text:style-name="T5">auth</text:span><text:span text:style-name="T2"> reference downcasts to a more specific. The text stated earlier -” If you remember the "force cast" operator </text:span><text:span text:style-name="T5">as!</text:span><text:span text:style-name="T2"> above, it "downcasts" a generic type to a more specific type, and if it doesn't work, it panics. With references, in order to "downcast" you need an "authorized reference" that is marked with the </text:span><text:span text:style-name="T5">auth</text:span><text:span text:style-name="T2"> keyword.” </text:span></text:p>
      <text:p text:style-name="P18"><text:soft-page-break/><text:span text:style-name="T2">We use it</text:span><text:span text:style-name="T7"> to read the metadata of our whole “specific NFT”, and not just the generic NFT standard. (taking away a ‘Dot’ - NonFungibleToken.nft to just ‘NFT’ - Unique to that project )</text:span></text:p>
      <text:p text:style-name="P19"/>
      <text:list xml:id="list223843411944546" text:continue-numbering="true" text:style-name="WWNum2">
        <text:list-item>
          <text:p text:style-name="P14"><text:span text:style-name="T1">This last quest will be your most difficult yet. Take this contract:</text:span></text:p>
        </text:list-item>
      </text:list>
      <text:p text:style-name="Standard"><text:span text:style-name="T8">FINAL TASK SCREENSHOTS - 4 of them</text:span></text:p>
      <text:p text:style-name="P2"/>
      <text:p text:style-name="P3"><text:span text:style-name="T5">import NonFungibleToken from 0x02</text:span></text:p>
      <text:p text:style-name="P3"><text:span text:style-name="T5">pub contract CryptoPoops: NonFungibleToken {</text:span></text:p>
      <text:p text:style-name="P3"><text:span text:style-name="T5"><text:s text:c="2"/>pub var totalSupply: UInt64</text:span></text:p>
      <text:p text:style-name="P6"/>
      <text:p text:style-name="P3"><text:span text:style-name="T5"><text:s text:c="2"/>pub event ContractInitialized()</text:span></text:p>
      <text:p text:style-name="P3"><text:span text:style-name="T5"><text:s text:c="2"/>pub event Withdraw(id: UInt64, from: Address?)</text:span></text:p>
      <text:p text:style-name="P3"><text:span text:style-name="T5"><text:s text:c="2"/>pub event Deposit(id: UInt64, to: Address?)</text:span></text:p>
      <text:p text:style-name="P6"/>
      <text:p text:style-name="P3"><text:span text:style-name="T5"><text:s text:c="2"/>pub resource NFT: NonFungibleToken.INFT {</text:span></text:p>
      <text:p text:style-name="P3"><text:span text:style-name="T5"><text:s text:c="4"/>pub let id: UInt64</text:span></text:p>
      <text:p text:style-name="P6"/>
      <text:p text:style-name="P3"><text:span text:style-name="T5"><text:s text:c="4"/>pub let name: String</text:span></text:p>
      <text:p text:style-name="P3"><text:span text:style-name="T5"><text:s text:c="4"/>pub let favouriteFood: String</text:span></text:p>
      <text:p text:style-name="P3"><text:span text:style-name="T5"><text:s text:c="4"/>pub let luckyNumber: Int</text:span></text:p>
      <text:p text:style-name="P6"/>
      <text:p text:style-name="P3"><text:span text:style-name="T5"><text:s text:c="4"/>init(_name: String, _favouriteFood: String, _luckyNumber: Int) {</text:span></text:p>
      <text:p text:style-name="P3"><text:soft-page-break/><text:span text:style-name="T5"><text:s text:c="6"/>self.id = self.uuid</text:span></text:p>
      <text:p text:style-name="P6"/>
      <text:p text:style-name="P3"><text:span text:style-name="T5"><text:s text:c="6"/>self.name = _name</text:span></text:p>
      <text:p text:style-name="P3"><text:span text:style-name="T5"><text:s text:c="6"/>self.favouriteFood = _favouriteFood</text:span></text:p>
      <text:p text:style-name="P3"><text:span text:style-name="T5"><text:s text:c="6"/>self.luckyNumber = _luckyNumber</text:span></text:p>
      <text:p text:style-name="P3"><text:span text:style-name="T5"><text:s text:c="4"/>}</text:span></text:p>
      <text:p text:style-name="P3"><text:span text:style-name="T5"><text:s text:c="2"/>}</text:span></text:p>
      <text:p text:style-name="P6"/>
      <text:p text:style-name="P3"><text:span text:style-name="T5"><text:s text:c="2"/>pub resource Collection: NonFungibleToken.Provider, NonFungibleToken.Receiver, NonFungibleToken.CollectionPublic {</text:span></text:p>
      <text:p text:style-name="P3"><text:span text:style-name="T5"><text:s text:c="4"/>pub var ownedNFTs: @{UInt64: NonFungibleToken.NFT}</text:span></text:p>
      <text:p text:style-name="P6"/>
      <text:p text:style-name="P3"><text:span text:style-name="T5"><text:s text:c="4"/>pub fun withdraw(withdrawID: UInt64): @NonFungibleToken.NFT {</text:span></text:p>
      <text:p text:style-name="P3"><text:span text:style-name="T5"><text:s text:c="6"/>let nft &lt;- self.ownedNFTs.remove(key: withdrawID) </text:span></text:p>
      <text:p text:style-name="P3"><text:span text:style-name="T5"><text:s text:c="12"/>?? panic("This NFT does not exist in this Collection.")</text:span></text:p>
      <text:p text:style-name="P3"><text:span text:style-name="T5"><text:s text:c="6"/>emit Withdraw(id: nft.id, from: self.owner?.address)</text:span></text:p>
      <text:p text:style-name="P3"><text:span text:style-name="T5"><text:s text:c="6"/>return &lt;- nft</text:span></text:p>
      <text:p text:style-name="P3"><text:span text:style-name="T5"><text:s text:c="4"/>}</text:span></text:p>
      <text:p text:style-name="P6"/>
      <text:p text:style-name="P3"><text:span text:style-name="T5"><text:s text:c="4"/>pub fun deposit(token: @NonFungibleToken.NFT) {</text:span></text:p>
      <text:p text:style-name="P3"><text:span text:style-name="T5"><text:s text:c="6"/>let nft &lt;- token as! @NFT</text:span></text:p>
      <text:p text:style-name="P3"><text:span text:style-name="T5"><text:s text:c="6"/>emit Deposit(id: nft.id, to: self.owner?.address)</text:span></text:p>
      <text:p text:style-name="P3"><text:soft-page-break/><text:span text:style-name="T5"><text:s text:c="6"/>self.ownedNFTs[nft.id] &lt;-! nft</text:span></text:p>
      <text:p text:style-name="P3"><text:span text:style-name="T5"><text:s text:c="4"/>}</text:span></text:p>
      <text:p text:style-name="P6"/>
      <text:p text:style-name="P3"><text:span text:style-name="T5"><text:s text:c="4"/>pub fun getIDs(): [UInt64] {</text:span></text:p>
      <text:p text:style-name="P3"><text:span text:style-name="T5"><text:s text:c="6"/>return self.ownedNFTs.keys</text:span></text:p>
      <text:p text:style-name="P3"><text:span text:style-name="T5"><text:s text:c="4"/>}</text:span></text:p>
      <text:p text:style-name="P6"/>
      <text:p text:style-name="P3"><text:span text:style-name="T5"><text:s text:c="4"/>pub fun borrowNFT(id: UInt64): &amp;NonFungibleToken.NFT {</text:span></text:p>
      <text:p text:style-name="P3"><text:span text:style-name="T5"><text:s text:c="6"/>return &amp;self.ownedNFTs[id] as &amp;NonFungibleToken.NFT</text:span></text:p>
      <text:p text:style-name="P3"><text:span text:style-name="T5"><text:s text:c="4"/>}</text:span></text:p>
      <text:p text:style-name="P6"/>
      <text:p text:style-name="P3"><text:span text:style-name="T5"><text:s text:c="4"/>init() {</text:span></text:p>
      <text:p text:style-name="P3"><text:span text:style-name="T5"><text:s text:c="6"/>self.ownedNFTs &lt;- {}</text:span></text:p>
      <text:p text:style-name="P3"><text:span text:style-name="T5"><text:s text:c="4"/>}</text:span></text:p>
      <text:p text:style-name="P6"/>
      <text:p text:style-name="P3"><text:span text:style-name="T5"><text:s text:c="4"/>destroy() {</text:span></text:p>
      <text:p text:style-name="P3"><text:span text:style-name="T5"><text:s text:c="6"/>destroy self.ownedNFTs</text:span></text:p>
      <text:p text:style-name="P3"><text:span text:style-name="T5"><text:s text:c="4"/>}</text:span></text:p>
      <text:p text:style-name="P3"><text:span text:style-name="T5"><text:s text:c="2"/>}</text:span></text:p>
      <text:p text:style-name="P6"/>
      <text:p text:style-name="P3"><text:span text:style-name="T5"><text:s text:c="2"/>pub fun createEmptyCollection(): @NonFungibleToken.Collection {</text:span></text:p>
      <text:p text:style-name="P3"><text:soft-page-break/><text:span text:style-name="T5"><text:s text:c="4"/>return &lt;- create Collection()</text:span></text:p>
      <text:p text:style-name="P3"><text:span text:style-name="T5"><text:s text:c="2"/>}</text:span></text:p>
      <text:p text:style-name="P6"/>
      <text:p text:style-name="P3"><text:span text:style-name="T5"><text:s text:c="2"/>pub resource Minter {</text:span></text:p>
      <text:p text:style-name="P6"/>
      <text:p text:style-name="P3"><text:span text:style-name="T5"><text:s text:c="4"/>pub fun createNFT(name: String, favouriteFood: String, luckyNumber: Int): @NFT {</text:span></text:p>
      <text:p text:style-name="P3"><text:span text:style-name="T5"><text:s text:c="6"/>return &lt;- create NFT(_name: name, _favouriteFood: favouriteFood, _luckyNumber: luckyNumber)</text:span></text:p>
      <text:p text:style-name="P3"><text:span text:style-name="T5"><text:s text:c="4"/>}</text:span></text:p>
      <text:p text:style-name="P6"/>
      <text:p text:style-name="P3"><text:span text:style-name="T5"><text:s text:c="4"/>pub fun createMinter(): @Minter {</text:span></text:p>
      <text:p text:style-name="P3"><text:span text:style-name="T5"><text:s text:c="6"/>return &lt;- create Minter()</text:span></text:p>
      <text:p text:style-name="P3"><text:span text:style-name="T5"><text:s text:c="4"/>}</text:span></text:p>
      <text:p text:style-name="P6"/>
      <text:p text:style-name="P3"><text:span text:style-name="T5"><text:s text:c="2"/>}</text:span></text:p>
      <text:p text:style-name="P6"/>
      <text:p text:style-name="P3"><text:span text:style-name="T5"><text:s text:c="2"/>init() {</text:span></text:p>
      <text:p text:style-name="P3"><text:span text:style-name="T5"><text:s text:c="4"/>self.totalSupply = 0</text:span></text:p>
      <text:p text:style-name="P3"><text:span text:style-name="T5"><text:s text:c="4"/>emit ContractInitialized()</text:span></text:p>
      <text:p text:style-name="P3"><text:span text:style-name="T5"><text:s text:c="4"/>self.account.save(&lt;- create Minter(), to: /storage/Minter)</text:span></text:p>
      <text:p text:style-name="P3"><text:span text:style-name="T5"><text:s text:c="2"/>}</text:span></text:p>
      <text:p text:style-name="P16"><text:span text:style-name="T5">}</text:span></text:p>
      <text:p text:style-name="P15"><text:soft-page-break/><text:span text:style-name="T1">and add a function called </text:span><text:span text:style-name="T5">borrowAuthNFT</text:span><text:span text:style-name="T1"> just like we did in the section called "The Problem" above. Then, find a way to make it publically accessible to other people so they can read our NFT's metadata. Then, run a script to display the NFTs metadata for a certain </text:span><text:span text:style-name="T5">id</text:span><text:span text:style-name="T1">.</text:span></text:p>
      <text:p text:style-name="P1"><text:span text:style-name="T1">You will have to write all the transactions to set up the accounts, mint the NFTs, and then the scripts to read the NFT's metadata. We have done most of this in the chapters up to this point, so you can look for help there :)</text:span></text:p>
      <text:p text:style-name="P3"/>
      <text:p text:style-name="Standard"/>
      <text:p text:style-name="Standard"><text:span text:style-name="T8">FINAL TASK SCREENSHOTS - 4 of th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4292f"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f"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31" meta:word-count="982" meta:character-count="6448" meta:non-whitespace-character-count="5214"/>
    <meta:generator>LibreOfficeDev/6.0.5.2$Linux_X86_64 LibreOffice_project/</meta:generator>
  </office:meta>
</office:document-meta>
</file>